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Monospace" fo:font-size="9pt" fo:font-weight="normal" style:font-size-asian="9pt" style:font-weight-asian="normal" style:font-size-complex="9pt" style:font-weight-complex="normal"/>
    </style:style>
    <style:style style:name="P4" style:family="paragraph" style:parent-style-name="Standard">
      <style:paragraph-properties fo:line-height="150%" fo:text-align="start" style:justify-single-word="false"/>
      <style:text-properties style:font-name="Times New Roman" fo:font-size="12pt" fo:font-weight="normal" style:font-size-asian="10.5pt" style:font-weight-asian="normal" style:font-size-complex="12pt" style:font-weight-complex="normal"/>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Times New Roman" fo:font-size="12pt" fo:font-weight="bold" style:font-size-asian="10.5pt" style:font-weight-asian="bold" style:font-size-complex="12pt" style:font-weight-complex="bold"/>
    </style:style>
    <style:style style:name="P7" style:family="paragraph" style:parent-style-name="Standard">
      <style:text-properties fo:font-size="13pt" style:font-size-asian="13pt" style:font-size-complex="13pt"/>
    </style:style>
    <style:style style:name="P8" style:family="paragraph" style:parent-style-name="Table_20_Contents">
      <style:text-properties style:font-name="Monospace" fo:font-size="9pt" style:font-size-asian="9pt" style:font-size-complex="9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Verteilte Systeme</text:span></text:p>
      <text:p text:style-name="P1"/>
      <text:p text:style-name="P7"><text:span text:style-name="T1">Übung 1</text:span></text:p>
      <text:p text:style-name="P2">Philipp Borgers, Maximilian Michels, Sascha S.</text:p>
      <text:p text:style-name="P2"/>
      <text:p text:style-name="P2"/>
      <text:p text:style-name="P1">Aufgabe 1.2)</text:p>
      <text:p text:style-name="P2"/>
      <text:p text:style-name="P3">#include &lt;mpi.h&gt;</text:p>
      <text:p text:style-name="P3">#include &lt;stdio.h&gt;</text:p>
      <text:p text:style-name="P3">#include &lt;assert.h&gt;</text:p>
      <text:p text:style-name="P3">#include &lt;stdlib.h&gt;</text:p>
      <text:p text:style-name="P3"/>
      <text:p text:style-name="P3">/* First argument should be the number of elements in array */</text:p>
      <text:p text:style-name="P3">int main (int argc, char *argv[]){</text:p>
      <text:p text:style-name="P3"><text:tab/>int numprocs;</text:p>
      <text:p text:style-name="P3"><text:tab/>int workers;</text:p>
      <text:p text:style-name="P3"><text:tab/>int myid;</text:p>
      <text:p text:style-name="P3"/>
      <text:p text:style-name="P3"><text:tab/>int* array;</text:p>
      <text:p text:style-name="P3"><text:tab/>int* buf;</text:p>
      <text:p text:style-name="P3"><text:tab/>int i = 0;</text:p>
      <text:p text:style-name="P3"><text:tab/>int res = 0;</text:p>
      <text:p text:style-name="P3"><text:tab/>MPI_Request req1;</text:p>
      <text:p text:style-name="P3"><text:tab/>MPI_Request req2;</text:p>
      <text:p text:style-name="P3"/>
      <text:p text:style-name="P3"><text:tab/>/* Initialize MPI */</text:p>
      <text:p text:style-name="P3"><text:tab/>MPI_Init(&amp;argc,&amp;argv);</text:p>
      <text:p text:style-name="P3"><text:tab/>MPI_Comm_size(MPI_COMM_WORLD, &amp;numprocs);</text:p>
      <text:p text:style-name="P3"><text:tab/>MPI_Comm_rank(MPI_COMM_WORLD, &amp;myid);</text:p>
      <text:p text:style-name="P3"/>
      <text:p text:style-name="P3"><text:tab/>/*Quit if we only have one process */</text:p>
      <text:p text:style-name="P3"><text:tab/>assert(numprocs &gt; 1);</text:p>
      <text:p text:style-name="P3"><text:tab/>workers = numprocs - 1;</text:p>
      <text:p text:style-name="P3"/>
      <text:p text:style-name="P3"><text:tab/>/* We fail if no input available */</text:p>
      <text:p text:style-name="P3"><text:tab/>assert(argc &gt; 1);</text:p>
      <text:p text:style-name="P3"><text:tab/>/* Convert input to number */</text:p>
      <text:p text:style-name="P3"><text:tab/>int n = atoi(argv[1]);</text:p>
      <text:p text:style-name="P3"><text:tab/>assert(n &gt; 0);</text:p>
      <text:p text:style-name="P3"/>
      <text:p text:style-name="P3"><text:tab/>/* Size of a normal chunk and size of remainder */</text:p>
      <text:p text:style-name="P3"><text:tab/>int chunksize = n/workers;</text:p>
      <text:p text:style-name="P3"><text:tab/>int rem = n%workers;</text:p>
      <text:p text:style-name="P3"/>
      <text:p text:style-name="P3"/>
      <text:p text:style-name="P3"><text:tab/>/* Process 0 creates array, and sends it to the remaining processes */</text:p>
      <text:p text:style-name="P3"><text:tab/>if(myid == 0){</text:p>
      <text:p text:style-name="P3"><text:tab/><text:tab/>/* Create Array with 1s */</text:p>
      <text:p text:style-name="P3"><text:tab/><text:tab/>printf("Creating Array with size %i\nWill send this array to %i processes\n", n, workers);</text:p>
      <text:p text:style-name="P3"><text:tab/><text:tab/>array = malloc(n * sizeof(int*));</text:p>
      <text:p text:style-name="P3"><text:tab/><text:tab/>for (i = 0; i &lt; n; i++)</text:p>
      <text:p text:style-name="P3"><text:tab/><text:tab/><text:tab/>array[i] = 1;</text:p>
      <text:p text:style-name="P3"/>
      <text:p text:style-name="P3"><text:tab/><text:tab/>int offset = 0;</text:p>
      <text:p text:style-name="P3"><text:tab/><text:tab/>/* Send to other processes*/</text:p>
      <text:p text:style-name="P3"><text:tab/><text:tab/>for(i = 1; i &lt;= workers; i++){</text:p>
      <text:p text:style-name="P3"><text:tab/><text:tab/><text:tab/>int count = chunksize + (rem-- &gt; 0 ? 1 : 0);</text:p>
      <text:p text:style-name="P3"><text:tab/><text:tab/><text:tab/>/* Send number of elements */</text:p>
      <text:p text:style-name="P3"><text:tab/><text:tab/><text:tab/>MPI_Isend(&amp;count,1, MPI_INT, i, 1, MPI_COMM_WORLD, &amp;req1);</text:p>
      <text:p text:style-name="P3"><text:tab/><text:tab/><text:tab/>/* Send actual elements */</text:p>
      <text:p text:style-name="P3"><text:tab/><text:tab/><text:tab/>MPI_Isend(array+offset, count, MPI_INT, i, 2, MPI_COMM_WORLD, &amp;req2);</text:p>
      <text:p text:style-name="P3"><text:tab/><text:tab/><text:tab/>printf("Sending %i elements to worker %i\n", count, i);</text:p>
      <text:p text:style-name="P3"><text:tab/><text:tab/><text:tab/>offset += count;</text:p>
      <text:p text:style-name="P3"><text:tab/><text:tab/>}</text:p>
      <text:p text:style-name="P3"><text:soft-page-break/></text:p>
      <text:p text:style-name="P3"><text:tab/><text:tab/>printf("Sending done. Now receiving...\n");</text:p>
      <text:p text:style-name="P3"/>
      <text:p text:style-name="P3"><text:tab/><text:tab/>/* Receive sums from workers */</text:p>
      <text:p text:style-name="P3"><text:tab/><text:tab/>int sum = 0;</text:p>
      <text:p text:style-name="P3"><text:tab/><text:tab/>int totalsum = 0;</text:p>
      <text:p text:style-name="P3"><text:tab/><text:tab/>for(i = 1; i &lt;= workers; i++){</text:p>
      <text:p text:style-name="P3"><text:tab/><text:tab/><text:tab/>res = MPI_Recv(&amp;sum, 1, MPI_INT, i, 1, MPI_COMM_WORLD, MPI_STATUS_IGNORE);</text:p>
      <text:p text:style-name="P3"><text:tab/><text:tab/><text:tab/>assert(res == MPI_SUCCESS);</text:p>
      <text:p text:style-name="P3"><text:tab/><text:tab/><text:tab/>printf("Sum received =&gt; sum: %i\n",sum);</text:p>
      <text:p text:style-name="P3"><text:tab/><text:tab/><text:tab/>totalsum += sum;</text:p>
      <text:p text:style-name="P3"><text:tab/><text:tab/>}</text:p>
      <text:p text:style-name="P3"/>
      <text:p text:style-name="P3"><text:tab/><text:tab/>printf("The total sum is: %i\n", totalsum);</text:p>
      <text:p text:style-name="P3"><text:tab/><text:tab/>assert(totalsum == n);</text:p>
      <text:p text:style-name="P3"/>
      <text:p text:style-name="P3"><text:tab/>/* Other processes sum up received array elements */</text:p>
      <text:p text:style-name="P3"><text:tab/>}else{</text:p>
      <text:p text:style-name="P3"><text:tab/><text:tab/>/* Receive number of elements */</text:p>
      <text:p text:style-name="P3"><text:tab/><text:tab/>int count = 0;</text:p>
      <text:p text:style-name="P3"><text:tab/><text:tab/>res = MPI_Recv(&amp;count, 1, MPI_INT, 0, 1, MPI_COMM_WORLD, MPI_STATUS_IGNORE);</text:p>
      <text:p text:style-name="P3"><text:tab/><text:tab/>assert(res == MPI_SUCCESS);</text:p>
      <text:p text:style-name="P3"/>
      <text:p text:style-name="P3"><text:tab/><text:tab/>buf = malloc(count*sizeof(int*));</text:p>
      <text:p text:style-name="P3"/>
      <text:p text:style-name="P3"><text:tab/><text:tab/>/* Receive actual elements */</text:p>
      <text:p text:style-name="P3"><text:tab/><text:tab/>res = MPI_Recv(buf, count, MPI_INT, 0, 2, MPI_COMM_WORLD, MPI_STATUS_IGNORE);</text:p>
      <text:p text:style-name="P3"><text:tab/><text:tab/>assert(res == MPI_SUCCESS);</text:p>
      <text:p text:style-name="P3"/>
      <text:p text:style-name="P3"><text:tab/><text:tab/>int sum = 0;</text:p>
      <text:p text:style-name="P3"><text:tab/><text:tab/>for(i = 0; i &lt; count; i++)</text:p>
      <text:p text:style-name="P3"><text:tab/><text:tab/><text:tab/>sum += buf[i];</text:p>
      <text:p text:style-name="P3"/>
      <text:p text:style-name="P3"><text:tab/><text:tab/>//printf("Sum calculated by process %i =&gt; sum: %i\n",myid,sum);</text:p>
      <text:p text:style-name="P3"/>
      <text:p text:style-name="P3"><text:tab/><text:tab/>/* Send sum to master */</text:p>
      <text:p text:style-name="P3"><text:tab/><text:tab/>res = MPI_Send(&amp;sum, 1, MPI_INT, 0, 1, MPI_COMM_WORLD);</text:p>
      <text:p text:style-name="P3"><text:tab/><text:tab/>assert(res == MPI_SUCCESS);</text:p>
      <text:p text:style-name="P3"><text:tab/>}</text:p>
      <text:p text:style-name="P3"/>
      <text:p text:style-name="P3"><text:tab/>MPI_Finalize();</text:p>
      <text:p text:style-name="P3"><text:tab/>return 0;</text:p>
      <text:p text:style-name="P3">}</text:p>
      <text:p text:style-name="P3"/>
      <text:p text:style-name="P3"/>
      <text:p text:style-name="P5">Testläufe für verschiedene Arraygrößen und 1..8 Prozesse, generiert mit folgenden Bashscript:</text:p>
      <text:p text:style-name="P3"/>
      <text:p text:style-name="P3">#!/bin/bash</text:p>
      <text:p text:style-name="P3">mpicc main.c -o main</text:p>
      <text:p text:style-name="P3">for k in 1 10 32 128 666 10000</text:p>
      <text:p text:style-name="P3">do</text:p>
      <text:p text:style-name="P3"><text:tab/>echo "++++++++++++++++++++++++";</text:p>
      <text:p text:style-name="P3"><text:tab/>#echo "Now using array size $k";</text:p>
      <text:p text:style-name="P3"><text:tab/>for i in {1..8}</text:p>
      <text:p text:style-name="P3"><text:tab/>do</text:p>
      <text:p text:style-name="P3"><text:tab/><text:tab/>echo "-------------------------------------";</text:p>
      <text:p text:style-name="P3"><text:tab/><text:tab/>echo "Array size is $k. Using $i processes";</text:p>
      <text:p text:style-name="P3"><text:tab/><text:tab/>echo "-------------------------------------";</text:p>
      <text:p text:style-name="P3"><text:tab/> <text:s text:c="3"/>mpirun -n $i main $k</text:p>
      <text:p text:style-name="P3"><text:tab/>done</text:p>
      <text:p text:style-name="P3"><text:tab/>echo "++++++++++++++++++++++++";</text:p>
      <text:p text:style-name="P3"><text:tab/>echo "";</text:p>
      <text:p text:style-name="P3">done</text:p>
      <text:p text:style-name="P3"/>
      <text:p text:style-name="P3"/>
      <text:p text:style-name="P3"/>
      <text:section text:style-name="Sect1" text:name="Bereich1">
        <text:p text:style-name="P3"><text:soft-page-break/>-------------------------------------</text:p>
        <text:p text:style-name="P3">Array size is 1. Using 1 processes</text:p>
        <text:p text:style-name="P3">-------------------------------------</text:p>
        <text:p text:style-name="P3">main: main.c:25: main: Assertion `numprocs &gt; 1' failed.</text:p>
        <text:p text:style-name="P3">[tywyn:17311] *** Process received signal ***</text:p>
        <text:p text:style-name="P3">[tywyn:17311] Signal: Aborted (6)</text:p>
        <text:p text:style-name="P3">[tywyn:17311] Signal code: <text:s/>(-6)</text:p>
        <text:p text:style-name="P3">[tywyn:17311] [ 0] /lib/libpthread.so.0(+0xeff0) [0x7f37d12f0ff0]</text:p>
        <text:p text:style-name="P3">[tywyn:17311] [ 1] /lib/libc.so.6(gsignal+0x35) [0x7f37d0fb21b5]</text:p>
        <text:p text:style-name="P3">[tywyn:17311] [ 2] /lib/libc.so.6(abort+0x180) [0x7f37d0fb4fc0]</text:p>
        <text:p text:style-name="P3">[tywyn:17311] [ 3] /lib/libc.so.6(__assert_fail+0xf1) [0x7f37d0fab301]</text:p>
        <text:p text:style-name="P3">[tywyn:17311] [ 4] main(main+0x7d) [0x400c41]</text:p>
        <text:p text:style-name="P3">[tywyn:17311] [ 5] /lib/libc.so.6(__libc_start_main+0xfd) [0x7f37d0f9ec8d]</text:p>
        <text:p text:style-name="P3">[tywyn:17311] [ 6] main() [0x400b09]</text:p>
        <text:p text:style-name="P3">[tywyn:17311] *** End of error message ***</text:p>
        <text:p text:style-name="P3">--------------------------------------------------------------------------</text:p>
        <text:p text:style-name="P3">mpirun noticed that process rank 0 with PID 17311 on node tywyn exited on signal 6 (Aborted).</text:p>
        <text:p text:style-name="P3">--------------------------------------------------------------------------</text:p>
        <text:p text:style-name="P3">-------------------------------------</text:p>
        <text:p text:style-name="P3">Array size is 1. Using 2 processes</text:p>
        <text:p text:style-name="P3">-------------------------------------</text:p>
        <text:p text:style-name="P3">Creating Array with size 1</text:p>
        <text:p text:style-name="P3">Will send this array to 1 processes</text:p>
        <text:p text:style-name="P3">Sending 1 elements to worker 1</text:p>
        <text:p text:style-name="P3">Sending done. Now receiving...</text:p>
        <text:p text:style-name="P3">Sum received =&gt; sum: 1</text:p>
        <text:p text:style-name="P3">The total sum is: 1</text:p>
        <text:p text:style-name="P3">-------------------------------------</text:p>
        <text:p text:style-name="P3">Array size is 1. Using 3 processes</text:p>
        <text:p text:style-name="P3">-------------------------------------</text:p>
        <text:p text:style-name="P3">Creating Array with size 1</text:p>
        <text:p text:style-name="P3">Will send this array to 2 processes</text:p>
        <text:p text:style-name="P3">Sending 1 elements to worker 1</text:p>
        <text:p text:style-name="P3">Sending 0 elements to worker 2</text:p>
        <text:p text:style-name="P3">Sending done. Now receiving...</text:p>
        <text:p text:style-name="P3">Sum received =&gt; sum: 1</text:p>
        <text:p text:style-name="P3">Sum received =&gt; sum: 0</text:p>
        <text:p text:style-name="P3">The total sum is: 1</text:p>
        <text:p text:style-name="P3">-------------------------------------</text:p>
        <text:p text:style-name="P3">Array size is 1. Using 4 processes</text:p>
        <text:p text:style-name="P3">-------------------------------------</text:p>
        <text:p text:style-name="P3">Creating Array with size 1</text:p>
        <text:p text:style-name="P3">Will send this array to 3 processes</text:p>
        <text:p text:style-name="P3">Sending 1 elements to worker 1</text:p>
        <text:p text:style-name="P3">Sending 0 elements to worker 2</text:p>
        <text:p text:style-name="P3">Sending 0 elements to worker 3</text:p>
        <text:p text:style-name="P3">Sending done. Now receiving...</text:p>
        <text:p text:style-name="P3">Sum received =&gt; sum: 1</text:p>
        <text:p text:style-name="P3">Sum received =&gt; sum: 0</text:p>
        <text:p text:style-name="P3">Sum received =&gt; sum: 0</text:p>
        <text:p text:style-name="P3">The total sum is: 1</text:p>
        <text:p text:style-name="P3">-------------------------------------</text:p>
        <text:p text:style-name="P3">Array size is 1. Using 5 processes</text:p>
        <text:p text:style-name="P3">-------------------------------------</text:p>
        <text:p text:style-name="P3">Creating Array with size 1</text:p>
        <text:p text:style-name="P3">Will send this array to 4 processes</text:p>
        <text:p text:style-name="P3">Sending 1 elements to worker 1</text:p>
        <text:p text:style-name="P3">Sending 0 elements to worker 2</text:p>
        <text:p text:style-name="P3">Sending 0 elements to worker 3</text:p>
        <text:p text:style-name="P3">Sending 0 elements to worker 4</text:p>
        <text:p text:style-name="P3">Sending done. Now receiving...</text:p>
        <text:p text:style-name="P3">Sum received =&gt; sum: 1</text:p>
        <text:p text:style-name="P3">Sum received =&gt; sum: 0</text:p>
        <text:p text:style-name="P3">Sum received =&gt; sum: 0</text:p>
        <text:p text:style-name="P3">Sum received =&gt; sum: 0</text:p>
        <text:p text:style-name="P3">The total sum is: 1</text:p>
        <text:p text:style-name="P3">-------------------------------------</text:p>
        <text:p text:style-name="P3">Array size is 1. Using 6 processes</text:p>
        <text:p text:style-name="P3">-------------------------------------</text:p>
        <text:p text:style-name="P3">Creating Array with size 1</text:p>
        <text:p text:style-name="P3">Will send this array to 5 processes</text:p>
        <text:p text:style-name="P3">Sending 1 elements to worker 1</text:p>
        <text:p text:style-name="P3">Sending 0 elements to worker 2</text:p>
        <text:p text:style-name="P3">Sending 0 elements to worker 3</text:p>
        <text:p text:style-name="P3">Sending 0 elements to worker 4</text:p>
        <text:p text:style-name="P3">Sending 0 elements to worker 5</text:p>
        <text:p text:style-name="P3">Sending done. Now receiving...</text:p>
        <text:p text:style-name="P3">Sum received =&gt; sum: 1</text:p>
        <text:p text:style-name="P3">Sum received =&gt; sum: 0</text:p>
        <text:p text:style-name="P3">Sum received =&gt; sum: 0</text:p>
        <text:p text:style-name="P3">Sum received =&gt; sum: 0</text:p>
        <text:p text:style-name="P3">Sum received =&gt; sum: 0</text:p>
        <text:p text:style-name="P3">The total sum is: 1</text:p>
        <text:p text:style-name="P3">-------------------------------------</text:p>
        <text:p text:style-name="P3">Array size is 1. Using 7 processes</text:p>
        <text:p text:style-name="P3">-------------------------------------</text:p>
        <text:p text:style-name="P3">Creating Array with size 1</text:p>
        <text:p text:style-name="P3">Will send this array to 6 processes</text:p>
        <text:p text:style-name="P3">Sending 1 elements to worker 1</text:p>
        <text:p text:style-name="P3">Sending 0 elements to worker 2</text:p>
        <text:p text:style-name="P3">Sending 0 elements to worker 3</text:p>
        <text:p text:style-name="P3">Sending 0 elements to worker 4</text:p>
        <text:p text:style-name="P3">Sending 0 elements to worker 5</text:p>
        <text:p text:style-name="P3">Sending 0 elements to worker 6</text:p>
        <text:p text:style-name="P3">Sending done. Now receiving...</text:p>
        <text:p text:style-name="P3">Sum received =&gt; sum: 1</text:p>
        <text:p text:style-name="P3">Sum received =&gt; sum: 0</text:p>
        <text:p text:style-name="P3">Sum received =&gt; sum: 0</text:p>
        <text:p text:style-name="P3">Sum received =&gt; sum: 0</text:p>
        <text:p text:style-name="P3">Sum received =&gt; sum: 0</text:p>
        <text:p text:style-name="P3">Sum received =&gt; sum: 0</text:p>
        <text:p text:style-name="P3">The total sum is: 1</text:p>
        <text:p text:style-name="P3">-------------------------------------</text:p>
        <text:p text:style-name="P3">Array size is 1. Using 8 processes</text:p>
        <text:p text:style-name="P3">-------------------------------------</text:p>
        <text:p text:style-name="P3">Creating Array with size 1</text:p>
        <text:p text:style-name="P3">Will send this array to 7 processes</text:p>
        <text:p text:style-name="P3">Sending 1 elements to worker 1</text:p>
        <text:p text:style-name="P3">Sending 0 elements to worker 2</text:p>
        <text:p text:style-name="P3">Sending 0 elements to worker 3</text:p>
        <text:p text:style-name="P3">Sending 0 elements to worker 4</text:p>
        <text:p text:style-name="P3">Sending 0 elements to worker 5</text:p>
        <text:p text:style-name="P3">Sending 0 elements to worker 6</text:p>
        <text:p text:style-name="P3">Sending 0 elements to worker 7</text:p>
        <text:p text:style-name="P3">Sending done. Now receiving...</text:p>
        <text:p text:style-name="P3">Sum received =&gt; sum: 1</text:p>
        <text:p text:style-name="P3">Sum received =&gt; sum: 0</text:p>
        <text:p text:style-name="P3">Sum received =&gt; sum: 0</text:p>
        <text:p text:style-name="P3">Sum received =&gt; sum: 0</text:p>
        <text:p text:style-name="P3">Sum received =&gt; sum: 0</text:p>
        <text:p text:style-name="P3">Sum received =&gt; sum: 0</text:p>
        <text:p text:style-name="P3">Sum received =&gt; sum: 0</text:p>
        <text:p text:style-name="P3"><text:soft-page-break/>The total sum is: 1</text:p>
        <text:p text:style-name="P3">++++++++++++++++++++++++</text:p>
        <text:p text:style-name="P3"/>
        <text:p text:style-name="P3">++++++++++++++++++++++++</text:p>
        <text:p text:style-name="P3">-------------------------------------</text:p>
        <text:p text:style-name="P3">Array size is 10. Using 1 processes</text:p>
        <text:p text:style-name="P3">-------------------------------------</text:p>
        <text:p text:style-name="P3">main: main.c:25: main: Assertion `numprocs &gt; 1' failed.</text:p>
        <text:p text:style-name="P3">[tywyn:17357] *** Process received signal ***</text:p>
        <text:p text:style-name="P3">[tywyn:17357] Signal: Aborted (6)</text:p>
        <text:p text:style-name="P3">[tywyn:17357] Signal code: <text:s/>(-6)</text:p>
        <text:p text:style-name="P3">[tywyn:17357] [ 0] /lib/libpthread.so.0(+0xeff0) [0x7f6bac64aff0]</text:p>
        <text:p text:style-name="P3">[tywyn:17357] [ 1] /lib/libc.so.6(gsignal+0x35) [0x7f6bac30c1b5]</text:p>
        <text:p text:style-name="P3">[tywyn:17357] [ 2] /lib/libc.so.6(abort+0x180) [0x7f6bac30efc0]</text:p>
        <text:p text:style-name="P3">[tywyn:17357] [ 3] /lib/libc.so.6(__assert_fail+0xf1) [0x7f6bac305301]</text:p>
        <text:p text:style-name="P3">[tywyn:17357] [ 4] main(main+0x7d) [0x400c41]</text:p>
        <text:p text:style-name="P3">[tywyn:17357] [ 5] /lib/libc.so.6(__libc_start_main+0xfd) [0x7f6bac2f8c8d]</text:p>
        <text:p text:style-name="P3">[tywyn:17357] [ 6] main() [0x400b09]</text:p>
        <text:p text:style-name="P3">[tywyn:17357] *** End of error message ***</text:p>
        <text:p text:style-name="P3">--------------------------------------------------------------------------</text:p>
        <text:p text:style-name="P3">mpirun noticed that process rank 0 with PID 17357 on node tywyn exited on signal 6 (Aborted).</text:p>
        <text:p text:style-name="P3">--------------------------------------------------------------------------</text:p>
        <text:p text:style-name="P3">-------------------------------------</text:p>
        <text:p text:style-name="P3">Array size is 10. Using 2 processes</text:p>
        <text:p text:style-name="P3">-------------------------------------</text:p>
        <text:p text:style-name="P3">Creating Array with size 10</text:p>
        <text:p text:style-name="P3">Will send this array to 1 processes</text:p>
        <text:p text:style-name="P3">Sending 10 elements to worker 1</text:p>
        <text:p text:style-name="P3">Sending done. Now receiving...</text:p>
        <text:p text:style-name="P3">Sum received =&gt; sum: 10</text:p>
        <text:p text:style-name="P3">The total sum is: 10</text:p>
        <text:p text:style-name="P3">-------------------------------------</text:p>
        <text:p text:style-name="P3">Array size is 10. Using 3 processes</text:p>
        <text:p text:style-name="P3">-------------------------------------</text:p>
        <text:p text:style-name="P3">Creating Array with size 10</text:p>
        <text:p text:style-name="P3">Will send this array to 2 processes</text:p>
        <text:p text:style-name="P3">Sending 5 elements to worker 1</text:p>
        <text:p text:style-name="P3">Sending 5 elements to worker 2</text:p>
        <text:p text:style-name="P3">Sending done. Now receiving...</text:p>
        <text:p text:style-name="P3">Sum received =&gt; sum: 5</text:p>
        <text:p text:style-name="P3">Sum received =&gt; sum: 5</text:p>
        <text:p text:style-name="P3">The total sum is: 10</text:p>
        <text:p text:style-name="P3">-------------------------------------</text:p>
        <text:p text:style-name="P3">Array size is 10. Using 4 processes</text:p>
        <text:p text:style-name="P3">-------------------------------------</text:p>
        <text:p text:style-name="P3">Creating Array with size 10</text:p>
        <text:p text:style-name="P3">Will send this array to 3 processes</text:p>
        <text:p text:style-name="P3">Sending 4 elements to worker 1</text:p>
        <text:p text:style-name="P3">Sending 3 elements to worker 2</text:p>
        <text:p text:style-name="P3">Sending 3 elements to worker 3</text:p>
        <text:p text:style-name="P3">Sending done. Now receiving...</text:p>
        <text:p text:style-name="P3">Sum received =&gt; sum: 4</text:p>
        <text:p text:style-name="P3">Sum received =&gt; sum: 3</text:p>
        <text:p text:style-name="P3">Sum received =&gt; sum: 3</text:p>
        <text:p text:style-name="P3">The total sum is: 10</text:p>
        <text:p text:style-name="P3">-------------------------------------</text:p>
        <text:p text:style-name="P3">Array size is 10. Using 5 processes</text:p>
        <text:p text:style-name="P3">-------------------------------------</text:p>
        <text:p text:style-name="P3">Creating Array with size 10</text:p>
        <text:p text:style-name="P3">Will send this array to 4 processes</text:p>
        <text:p text:style-name="P3">Sending 3 elements to worker 1</text:p>
        <text:p text:style-name="P3">Sending 3 elements to worker 2</text:p>
        <text:p text:style-name="P3">Sending 2 elements to worker 3</text:p>
        <text:p text:style-name="P3">Sending 2 elements to worker 4</text:p>
        <text:p text:style-name="P3">Sending done. Now receiving...</text:p>
        <text:p text:style-name="P3">Sum received =&gt; sum: 3</text:p>
        <text:p text:style-name="P3">Sum received =&gt; sum: 3</text:p>
        <text:p text:style-name="P3">Sum received =&gt; sum: 2</text:p>
        <text:p text:style-name="P3">Sum received =&gt; sum: 2</text:p>
        <text:p text:style-name="P3">The total sum is: 10</text:p>
        <text:p text:style-name="P3">-------------------------------------</text:p>
        <text:p text:style-name="P3">Array size is 10. Using 6 processes</text:p>
        <text:p text:style-name="P3">-------------------------------------</text:p>
        <text:p text:style-name="P3">Creating Array with size 10</text:p>
        <text:p text:style-name="P3">Will send this array to 5 processes</text:p>
        <text:p text:style-name="P3">Sending 2 elements to worker 1</text:p>
        <text:p text:style-name="P3">Sending 2 elements to worker 2</text:p>
        <text:p text:style-name="P3">Sending 2 elements to worker 3</text:p>
        <text:p text:style-name="P3">Sending 2 elements to worker 4</text:p>
        <text:p text:style-name="P3">Sending 2 elements to worker 5</text:p>
        <text:p text:style-name="P3">Sending done. Now receiving...</text:p>
        <text:p text:style-name="P3">Sum received =&gt; sum: 2</text:p>
        <text:p text:style-name="P3">Sum received =&gt; sum: 2</text:p>
        <text:p text:style-name="P3">Sum received =&gt; sum: 2</text:p>
        <text:p text:style-name="P3">Sum received =&gt; sum: 2</text:p>
        <text:p text:style-name="P3">Sum received =&gt; sum: 2</text:p>
        <text:p text:style-name="P3">The total sum is: 10</text:p>
        <text:p text:style-name="P3">-------------------------------------</text:p>
        <text:p text:style-name="P3">Array size is 10. Using 7 processes</text:p>
        <text:p text:style-name="P3">-------------------------------------</text:p>
        <text:p text:style-name="P3">Creating Array with size 10</text:p>
        <text:p text:style-name="P3">Will send this array to 6 processes</text:p>
        <text:p text:style-name="P3">Sending 2 elements to worker 1</text:p>
        <text:p text:style-name="P3">Sending 2 elements to worker 2</text:p>
        <text:p text:style-name="P3">Sending 2 elements to worker 3</text:p>
        <text:p text:style-name="P3">Sending 2 elements to worker 4</text:p>
        <text:p text:style-name="P3">Sending 1 elements to worker 5</text:p>
        <text:p text:style-name="P3">Sending 1 elements to worker 6</text:p>
        <text:p text:style-name="P3">Sending done. Now receiving...</text:p>
        <text:p text:style-name="P3">Sum received =&gt; sum: 2</text:p>
        <text:p text:style-name="P3">Sum received =&gt; sum: 2</text:p>
        <text:p text:style-name="P3">Sum received =&gt; sum: 2</text:p>
        <text:p text:style-name="P3">Sum received =&gt; sum: 2</text:p>
        <text:p text:style-name="P3">Sum received =&gt; sum: 1</text:p>
        <text:p text:style-name="P3">Sum received =&gt; sum: 1</text:p>
        <text:p text:style-name="P3">The total sum is: 10</text:p>
        <text:p text:style-name="P3">-------------------------------------</text:p>
        <text:p text:style-name="P3">Array size is 10. Using 8 processes</text:p>
        <text:p text:style-name="P3">-------------------------------------</text:p>
        <text:p text:style-name="P3">Creating Array with size 10</text:p>
        <text:p text:style-name="P3">Will send this array to 7 processes</text:p>
        <text:p text:style-name="P3">Sending 2 elements to worker 1</text:p>
        <text:p text:style-name="P3">Sending 2 elements to worker 2</text:p>
        <text:p text:style-name="P3">Sending 2 elements to worker 3</text:p>
        <text:p text:style-name="P3">Sending 1 elements to worker 4</text:p>
        <text:p text:style-name="P3">Sending 1 elements to worker 5</text:p>
        <text:p text:style-name="P3">Sending 1 elements to worker 6</text:p>
        <text:p text:style-name="P3">Sending 1 elements to worker 7</text:p>
        <text:p text:style-name="P3">Sending done. Now receiving...</text:p>
        <text:p text:style-name="P3">Sum received =&gt; sum: 2</text:p>
        <text:p text:style-name="P3">Sum received =&gt; sum: 2</text:p>
        <text:p text:style-name="P3">Sum received =&gt; sum: 2</text:p>
        <text:p text:style-name="P3"><text:soft-page-break/>Sum received =&gt; sum: 1</text:p>
        <text:p text:style-name="P3">Sum received =&gt; sum: 1</text:p>
        <text:p text:style-name="P3">Sum received =&gt; sum: 1</text:p>
        <text:p text:style-name="P3">Sum received =&gt; sum: 1</text:p>
        <text:p text:style-name="P3">The total sum is: 10</text:p>
        <text:p text:style-name="P3">++++++++++++++++++++++++</text:p>
        <text:p text:style-name="P3"/>
        <text:p text:style-name="P3">++++++++++++++++++++++++</text:p>
        <text:p text:style-name="P3">-------------------------------------</text:p>
        <text:p text:style-name="P3">Array size is 32. Using 1 processes</text:p>
        <text:p text:style-name="P3">-------------------------------------</text:p>
        <text:p text:style-name="P3">main: main.c:25: main: Assertion `numprocs &gt; 1' failed.</text:p>
        <text:p text:style-name="P3">[tywyn:17403] *** Process received signal ***</text:p>
        <text:p text:style-name="P3">[tywyn:17403] Signal: Aborted (6)</text:p>
        <text:p text:style-name="P3">[tywyn:17403] Signal code: <text:s/>(-6)</text:p>
        <text:p text:style-name="P3">[tywyn:17403] [ 0] /lib/libpthread.so.0(+0xeff0) [0x7fd3a7fdeff0]</text:p>
        <text:p text:style-name="P3">[tywyn:17403] [ 1] /lib/libc.so.6(gsignal+0x35) [0x7fd3a7ca01b5]</text:p>
        <text:p text:style-name="P3">[tywyn:17403] [ 2] /lib/libc.so.6(abort+0x180) [0x7fd3a7ca2fc0]</text:p>
        <text:p text:style-name="P3">[tywyn:17403] [ 3] /lib/libc.so.6(__assert_fail+0xf1) [0x7fd3a7c99301]</text:p>
        <text:p text:style-name="P3">[tywyn:17403] [ 4] main(main+0x7d) [0x400c41]</text:p>
        <text:p text:style-name="P3">[tywyn:17403] [ 5] /lib/libc.so.6(__libc_start_main+0xfd) [0x7fd3a7c8cc8d]</text:p>
        <text:p text:style-name="P3">[tywyn:17403] [ 6] main() [0x400b09]</text:p>
        <text:p text:style-name="P3">[tywyn:17403] *** End of error message ***</text:p>
        <text:p text:style-name="P3">--------------------------------------------------------------------------</text:p>
        <text:p text:style-name="P3">mpirun noticed that process rank 0 with PID 17403 on node tywyn exited on signal 6 (Aborted).</text:p>
        <text:p text:style-name="P3">--------------------------------------------------------------------------</text:p>
        <text:p text:style-name="P3">-------------------------------------</text:p>
        <text:p text:style-name="P3">Array size is 32. Using 2 processes</text:p>
        <text:p text:style-name="P3">-------------------------------------</text:p>
        <text:p text:style-name="P3">Creating Array with size 32</text:p>
        <text:p text:style-name="P3">Will send this array to 1 processes</text:p>
        <text:p text:style-name="P3">Sending 32 elements to worker 1</text:p>
        <text:p text:style-name="P3">Sending done. Now receiving...</text:p>
        <text:p text:style-name="P3">Sum received =&gt; sum: 32</text:p>
        <text:p text:style-name="P3">The total sum is: 32</text:p>
        <text:p text:style-name="P3">-------------------------------------</text:p>
        <text:p text:style-name="P3">Array size is 32. Using 3 processes</text:p>
        <text:p text:style-name="P3">-------------------------------------</text:p>
        <text:p text:style-name="P3">Creating Array with size 32</text:p>
        <text:p text:style-name="P3">Will send this array to 2 processes</text:p>
        <text:p text:style-name="P3">Sending 16 elements to worker 1</text:p>
        <text:p text:style-name="P3">Sending 16 elements to worker 2</text:p>
        <text:p text:style-name="P3">Sending done. Now receiving...</text:p>
        <text:p text:style-name="P3">Sum received =&gt; sum: 16</text:p>
        <text:p text:style-name="P3">Sum received =&gt; sum: 16</text:p>
        <text:p text:style-name="P3">The total sum is: 32</text:p>
        <text:p text:style-name="P3">-------------------------------------</text:p>
        <text:p text:style-name="P3">Array size is 32. Using 4 processes</text:p>
        <text:p text:style-name="P3">-------------------------------------</text:p>
        <text:p text:style-name="P3">Creating Array with size 32</text:p>
        <text:p text:style-name="P3">Will send this array to 3 processes</text:p>
        <text:p text:style-name="P3">Sending 11 elements to worker 1</text:p>
        <text:p text:style-name="P3">Sending 11 elements to worker 2</text:p>
        <text:p text:style-name="P3">Sending 10 elements to worker 3</text:p>
        <text:p text:style-name="P3">Sending done. Now receiving...</text:p>
        <text:p text:style-name="P3">Sum received =&gt; sum: 11</text:p>
        <text:p text:style-name="P3">Sum received =&gt; sum: 11</text:p>
        <text:p text:style-name="P3">Sum received =&gt; sum: 10</text:p>
        <text:p text:style-name="P3">The total sum is: 32</text:p>
        <text:p text:style-name="P3">-------------------------------------</text:p>
        <text:p text:style-name="P3">Array size is 32. Using 5 processes</text:p>
        <text:p text:style-name="P3">-------------------------------------</text:p>
        <text:p text:style-name="P3">Creating Array with size 32</text:p>
        <text:p text:style-name="P3">Will send this array to 4 processes</text:p>
        <text:p text:style-name="P3">Sending 8 elements to worker 1</text:p>
        <text:p text:style-name="P3">Sending 8 elements to worker 2</text:p>
        <text:p text:style-name="P3">Sending 8 elements to worker 3</text:p>
        <text:p text:style-name="P3">Sending 8 elements to worker 4</text:p>
        <text:p text:style-name="P3">Sending done. Now receiving...</text:p>
        <text:p text:style-name="P3">Sum received =&gt; sum: 8</text:p>
        <text:p text:style-name="P3">Sum received =&gt; sum: 8</text:p>
        <text:p text:style-name="P3">Sum received =&gt; sum: 8</text:p>
        <text:p text:style-name="P3">Sum received =&gt; sum: 8</text:p>
        <text:p text:style-name="P3">The total sum is: 32</text:p>
        <text:p text:style-name="P3">-------------------------------------</text:p>
        <text:p text:style-name="P3">Array size is 32. Using 6 processes</text:p>
        <text:p text:style-name="P3">-------------------------------------</text:p>
        <text:p text:style-name="P3">Creating Array with size 32</text:p>
        <text:p text:style-name="P3">Will send this array to 5 processes</text:p>
        <text:p text:style-name="P3">Sending 7 elements to worker 1</text:p>
        <text:p text:style-name="P3">Sending 7 elements to worker 2</text:p>
        <text:p text:style-name="P3">Sending 6 elements to worker 3</text:p>
        <text:p text:style-name="P3">Sending 6 elements to worker 4</text:p>
        <text:p text:style-name="P3">Sending 6 elements to worker 5</text:p>
        <text:p text:style-name="P3">Sending done. Now receiving...</text:p>
        <text:p text:style-name="P3">Sum received =&gt; sum: 7</text:p>
        <text:p text:style-name="P3">Sum received =&gt; sum: 7</text:p>
        <text:p text:style-name="P3">Sum received =&gt; sum: 6</text:p>
        <text:p text:style-name="P3">Sum received =&gt; sum: 6</text:p>
        <text:p text:style-name="P3">Sum received =&gt; sum: 6</text:p>
        <text:p text:style-name="P3">The total sum is: 32</text:p>
        <text:p text:style-name="P3">-------------------------------------</text:p>
        <text:p text:style-name="P3">Array size is 32. Using 7 processes</text:p>
        <text:p text:style-name="P3">-------------------------------------</text:p>
        <text:p text:style-name="P3">Creating Array with size 32</text:p>
        <text:p text:style-name="P3">Will send this array to 6 processes</text:p>
        <text:p text:style-name="P3">Sending 6 elements to worker 1</text:p>
        <text:p text:style-name="P3">Sending 6 elements to worker 2</text:p>
        <text:p text:style-name="P3">Sending 5 elements to worker 3</text:p>
        <text:p text:style-name="P3">Sending 5 elements to worker 4</text:p>
        <text:p text:style-name="P3">Sending 5 elements to worker 5</text:p>
        <text:p text:style-name="P3">Sending 5 elements to worker 6</text:p>
        <text:p text:style-name="P3">Sending done. Now receiving...</text:p>
        <text:p text:style-name="P3">Sum received =&gt; sum: 6</text:p>
        <text:p text:style-name="P3">Sum received =&gt; sum: 6</text:p>
        <text:p text:style-name="P3">Sum received =&gt; sum: 5</text:p>
        <text:p text:style-name="P3">Sum received =&gt; sum: 5</text:p>
        <text:p text:style-name="P3">Sum received =&gt; sum: 5</text:p>
        <text:p text:style-name="P3">Sum received =&gt; sum: 5</text:p>
        <text:p text:style-name="P3">The total sum is: 32</text:p>
        <text:p text:style-name="P3">-------------------------------------</text:p>
        <text:p text:style-name="P3">Array size is 32. Using 8 processes</text:p>
        <text:p text:style-name="P3">-------------------------------------</text:p>
        <text:p text:style-name="P3">Creating Array with size 32</text:p>
        <text:p text:style-name="P3">Will send this array to 7 processes</text:p>
        <text:p text:style-name="P3">Sending 5 elements to worker 1</text:p>
        <text:p text:style-name="P3">Sending 5 elements to worker 2</text:p>
        <text:p text:style-name="P3">Sending 5 elements to worker 3</text:p>
        <text:p text:style-name="P3">Sending 5 elements to worker 4</text:p>
        <text:p text:style-name="P3">Sending 4 elements to worker 5</text:p>
        <text:p text:style-name="P3">Sending 4 elements to worker 6</text:p>
        <text:p text:style-name="P3">Sending 4 elements to worker 7</text:p>
        <text:p text:style-name="P3"><text:soft-page-break/>Sending done. Now receiving...</text:p>
        <text:p text:style-name="P3">Sum received =&gt; sum: 5</text:p>
        <text:p text:style-name="P3">Sum received =&gt; sum: 5</text:p>
        <text:p text:style-name="P3">Sum received =&gt; sum: 5</text:p>
        <text:p text:style-name="P3">Sum received =&gt; sum: 5</text:p>
        <text:p text:style-name="P3">Sum received =&gt; sum: 4</text:p>
        <text:p text:style-name="P3">Sum received =&gt; sum: 4</text:p>
        <text:p text:style-name="P3">Sum received =&gt; sum: 4</text:p>
        <text:p text:style-name="P3">The total sum is: 32</text:p>
        <text:p text:style-name="P3">++++++++++++++++++++++++</text:p>
        <text:p text:style-name="P3"/>
        <text:p text:style-name="P3">++++++++++++++++++++++++</text:p>
        <text:p text:style-name="P3">-------------------------------------</text:p>
        <text:p text:style-name="P3">Array size is 128. Using 1 processes</text:p>
        <text:p text:style-name="P3">-------------------------------------</text:p>
        <text:p text:style-name="P3">main: main.c:25: main: Assertion `numprocs &gt; 1' failed.</text:p>
        <text:p text:style-name="P3">[tywyn:17448] *** Process received signal ***</text:p>
        <text:p text:style-name="P3">[tywyn:17448] Signal: Aborted (6)</text:p>
        <text:p text:style-name="P3">[tywyn:17448] Signal code: <text:s/>(-6)</text:p>
        <text:p text:style-name="P3">[tywyn:17448] [ 0] /lib/libpthread.so.0(+0xeff0) [0x7fc750494ff0]</text:p>
        <text:p text:style-name="P3">[tywyn:17448] [ 1] /lib/libc.so.6(gsignal+0x35) [0x7fc7501561b5]</text:p>
        <text:p text:style-name="P3">[tywyn:17448] [ 2] /lib/libc.so.6(abort+0x180) [0x7fc750158fc0]</text:p>
        <text:p text:style-name="P3">[tywyn:17448] [ 3] /lib/libc.so.6(__assert_fail+0xf1) [0x7fc75014f301]</text:p>
        <text:p text:style-name="P3">[tywyn:17448] [ 4] main(main+0x7d) [0x400c41]</text:p>
        <text:p text:style-name="P3">[tywyn:17448] [ 5] /lib/libc.so.6(__libc_start_main+0xfd) [0x7fc750142c8d]</text:p>
        <text:p text:style-name="P3">[tywyn:17448] [ 6] main() [0x400b09]</text:p>
        <text:p text:style-name="P3">[tywyn:17448] *** End of error message ***</text:p>
        <text:p text:style-name="P3">--------------------------------------------------------------------------</text:p>
        <text:p text:style-name="P3">mpirun noticed that process rank 0 with PID 17448 on node tywyn exited on signal 6 (Aborted).</text:p>
        <text:p text:style-name="P3">--------------------------------------------------------------------------</text:p>
        <text:p text:style-name="P3">-------------------------------------</text:p>
        <text:p text:style-name="P3">Array size is 128. Using 2 processes</text:p>
        <text:p text:style-name="P3">-------------------------------------</text:p>
        <text:p text:style-name="P3">Creating Array with size 128</text:p>
        <text:p text:style-name="P3">Will send this array to 1 processes</text:p>
        <text:p text:style-name="P3">Sending 128 elements to worker 1</text:p>
        <text:p text:style-name="P3">Sending done. Now receiving...</text:p>
        <text:p text:style-name="P3">Sum received =&gt; sum: 128</text:p>
        <text:p text:style-name="P3">The total sum is: 128</text:p>
        <text:p text:style-name="P3">-------------------------------------</text:p>
        <text:p text:style-name="P3">Array size is 128. Using 3 processes</text:p>
        <text:p text:style-name="P3">-------------------------------------</text:p>
        <text:p text:style-name="P3">Creating Array with size 128</text:p>
        <text:p text:style-name="P3">Will send this array to 2 processes</text:p>
        <text:p text:style-name="P3">Sending 64 elements to worker 1</text:p>
        <text:p text:style-name="P3">Sending 64 elements to worker 2</text:p>
        <text:p text:style-name="P3">Sending done. Now receiving...</text:p>
        <text:p text:style-name="P3">Sum received =&gt; sum: 64</text:p>
        <text:p text:style-name="P3">Sum received =&gt; sum: 64</text:p>
        <text:p text:style-name="P3">The total sum is: 128</text:p>
        <text:p text:style-name="P3">-------------------------------------</text:p>
        <text:p text:style-name="P3">Array size is 128. Using 4 processes</text:p>
        <text:p text:style-name="P3">-------------------------------------</text:p>
        <text:p text:style-name="P3">Creating Array with size 128</text:p>
        <text:p text:style-name="P3">Will send this array to 3 processes</text:p>
        <text:p text:style-name="P3">Sending 43 elements to worker 1</text:p>
        <text:p text:style-name="P3">Sending 43 elements to worker 2</text:p>
        <text:p text:style-name="P3">Sending 42 elements to worker 3</text:p>
        <text:p text:style-name="P3">Sending done. Now receiving...</text:p>
        <text:p text:style-name="P3">Sum received =&gt; sum: 43</text:p>
        <text:p text:style-name="P3">Sum received =&gt; sum: 43</text:p>
        <text:p text:style-name="P3">Sum received =&gt; sum: 42</text:p>
        <text:p text:style-name="P3">The total sum is: 128</text:p>
        <text:p text:style-name="P3">-------------------------------------</text:p>
        <text:p text:style-name="P3">Array size is 128. Using 5 processes</text:p>
        <text:p text:style-name="P3">-------------------------------------</text:p>
        <text:p text:style-name="P3">Creating Array with size 128</text:p>
        <text:p text:style-name="P3">Will send this array to 4 processes</text:p>
        <text:p text:style-name="P3">Sending 32 elements to worker 1</text:p>
        <text:p text:style-name="P3">Sending 32 elements to worker 2</text:p>
        <text:p text:style-name="P3">Sending 32 elements to worker 3</text:p>
        <text:p text:style-name="P3">Sending 32 elements to worker 4</text:p>
        <text:p text:style-name="P3">Sending done. Now receiving...</text:p>
        <text:p text:style-name="P3">Sum received =&gt; sum: 32</text:p>
        <text:p text:style-name="P3">Sum received =&gt; sum: 32</text:p>
        <text:p text:style-name="P3">Sum received =&gt; sum: 32</text:p>
        <text:p text:style-name="P3">Sum received =&gt; sum: 32</text:p>
        <text:p text:style-name="P3">The total sum is: 128</text:p>
        <text:p text:style-name="P3">-------------------------------------</text:p>
        <text:p text:style-name="P3">Array size is 128. Using 6 processes</text:p>
        <text:p text:style-name="P3">-------------------------------------</text:p>
        <text:p text:style-name="P3">Creating Array with size 128</text:p>
        <text:p text:style-name="P3">Will send this array to 5 processes</text:p>
        <text:p text:style-name="P3">Sending 26 elements to worker 1</text:p>
        <text:p text:style-name="P3">Sending 26 elements to worker 2</text:p>
        <text:p text:style-name="P3">Sending 26 elements to worker 3</text:p>
        <text:p text:style-name="P3">Sending 25 elements to worker 4</text:p>
        <text:p text:style-name="P3">Sending 25 elements to worker 5</text:p>
        <text:p text:style-name="P3">Sending done. Now receiving...</text:p>
        <text:p text:style-name="P3">Sum received =&gt; sum: 26</text:p>
        <text:p text:style-name="P3">Sum received =&gt; sum: 26</text:p>
        <text:p text:style-name="P3">Sum received =&gt; sum: 26</text:p>
        <text:p text:style-name="P3">Sum received =&gt; sum: 25</text:p>
        <text:p text:style-name="P3">Sum received =&gt; sum: 25</text:p>
        <text:p text:style-name="P3">The total sum is: 128</text:p>
        <text:p text:style-name="P3">-------------------------------------</text:p>
        <text:p text:style-name="P3">Array size is 128. Using 7 processes</text:p>
        <text:p text:style-name="P3">-------------------------------------</text:p>
        <text:p text:style-name="P3">Creating Array with size 128</text:p>
        <text:p text:style-name="P3">Will send this array to 6 processes</text:p>
        <text:p text:style-name="P3">Sending 22 elements to worker 1</text:p>
        <text:p text:style-name="P3">Sending 22 elements to worker 2</text:p>
        <text:p text:style-name="P3">Sending 21 elements to worker 3</text:p>
        <text:p text:style-name="P3">Sending 21 elements to worker 4</text:p>
        <text:p text:style-name="P3">Sending 21 elements to worker 5</text:p>
        <text:p text:style-name="P3">Sending 21 elements to worker 6</text:p>
        <text:p text:style-name="P3">Sending done. Now receiving...</text:p>
        <text:p text:style-name="P3">Sum received =&gt; sum: 22</text:p>
        <text:p text:style-name="P3">Sum received =&gt; sum: 22</text:p>
        <text:p text:style-name="P3">Sum received =&gt; sum: 21</text:p>
        <text:p text:style-name="P3">Sum received =&gt; sum: 21</text:p>
        <text:p text:style-name="P3">Sum received =&gt; sum: 21</text:p>
        <text:p text:style-name="P3">Sum received =&gt; sum: 21</text:p>
        <text:p text:style-name="P3">The total sum is: 128</text:p>
        <text:p text:style-name="P3">-------------------------------------</text:p>
        <text:p text:style-name="P3">Array size is 128. Using 8 processes</text:p>
        <text:p text:style-name="P3">-------------------------------------</text:p>
        <text:p text:style-name="P3">Creating Array with size 128</text:p>
        <text:p text:style-name="P3">Will send this array to 7 processes</text:p>
        <text:p text:style-name="P3">Sending 19 elements to worker 1</text:p>
        <text:p text:style-name="P3">Sending 19 elements to worker 2</text:p>
        <text:p text:style-name="P3">Sending 18 elements to worker 3</text:p>
        <text:p text:style-name="P3"><text:soft-page-break/>Sending 18 elements to worker 4</text:p>
        <text:p text:style-name="P3">Sending 18 elements to worker 5</text:p>
        <text:p text:style-name="P3">Sending 18 elements to worker 6</text:p>
        <text:p text:style-name="P3">Sending 18 elements to worker 7</text:p>
        <text:p text:style-name="P3">Sending done. Now receiving...</text:p>
        <text:p text:style-name="P3">Sum received =&gt; sum: 19</text:p>
        <text:p text:style-name="P3">Sum received =&gt; sum: 19</text:p>
        <text:p text:style-name="P3">Sum received =&gt; sum: 18</text:p>
        <text:p text:style-name="P3">Sum received =&gt; sum: 18</text:p>
        <text:p text:style-name="P3">Sum received =&gt; sum: 18</text:p>
        <text:p text:style-name="P3">Sum received =&gt; sum: 18</text:p>
        <text:p text:style-name="P3">Sum received =&gt; sum: 18</text:p>
        <text:p text:style-name="P3">The total sum is: 128</text:p>
        <text:p text:style-name="P3">++++++++++++++++++++++++</text:p>
        <text:p text:style-name="P3"/>
        <text:p text:style-name="P3">++++++++++++++++++++++++</text:p>
        <text:p text:style-name="P3">-------------------------------------</text:p>
        <text:p text:style-name="P3">Array size is 666. Using 1 processes</text:p>
        <text:p text:style-name="P3">-------------------------------------</text:p>
        <text:p text:style-name="P3">main: main.c:25: main: Assertion `numprocs &gt; 1' failed.</text:p>
        <text:p text:style-name="P3">[tywyn:17492] *** Process received signal ***</text:p>
        <text:p text:style-name="P3">[tywyn:17492] Signal: Aborted (6)</text:p>
        <text:p text:style-name="P3">[tywyn:17492] Signal code: <text:s/>(-6)</text:p>
        <text:p text:style-name="P3">[tywyn:17492] [ 0] /lib/libpthread.so.0(+0xeff0) [0x7f4062bd5ff0]</text:p>
        <text:p text:style-name="P3">[tywyn:17492] [ 1] /lib/libc.so.6(gsignal+0x35) [0x7f40628971b5]</text:p>
        <text:p text:style-name="P3">[tywyn:17492] [ 2] /lib/libc.so.6(abort+0x180) [0x7f4062899fc0]</text:p>
        <text:p text:style-name="P3">[tywyn:17492] [ 3] /lib/libc.so.6(__assert_fail+0xf1) [0x7f4062890301]</text:p>
        <text:p text:style-name="P3">[tywyn:17492] [ 4] main(main+0x7d) [0x400c41]</text:p>
        <text:p text:style-name="P3">[tywyn:17492] [ 5] /lib/libc.so.6(__libc_start_main+0xfd) [0x7f4062883c8d]</text:p>
        <text:p text:style-name="P3">[tywyn:17492] [ 6] main() [0x400b09]</text:p>
        <text:p text:style-name="P3">[tywyn:17492] *** End of error message ***</text:p>
        <text:p text:style-name="P3">--------------------------------------------------------------------------</text:p>
        <text:p text:style-name="P3">mpirun noticed that process rank 0 with PID 17492 on node tywyn exited on signal 6 (Aborted).</text:p>
        <text:p text:style-name="P3">--------------------------------------------------------------------------</text:p>
        <text:p text:style-name="P3">-------------------------------------</text:p>
        <text:p text:style-name="P3">Array size is 666. Using 2 processes</text:p>
        <text:p text:style-name="P3">-------------------------------------</text:p>
        <text:p text:style-name="P3">Creating Array with size 666</text:p>
        <text:p text:style-name="P3">Will send this array to 1 processes</text:p>
        <text:p text:style-name="P3">Sending 666 elements to worker 1</text:p>
        <text:p text:style-name="P3">Sending done. Now receiving...</text:p>
        <text:p text:style-name="P3">Sum received =&gt; sum: 666</text:p>
        <text:p text:style-name="P3">The total sum is: 666</text:p>
        <text:p text:style-name="P3">-------------------------------------</text:p>
        <text:p text:style-name="P3">Array size is 666. Using 3 processes</text:p>
        <text:p text:style-name="P3">-------------------------------------</text:p>
        <text:p text:style-name="P3">Creating Array with size 666</text:p>
        <text:p text:style-name="P3">Will send this array to 2 processes</text:p>
        <text:p text:style-name="P3">Sending 333 elements to worker 1</text:p>
        <text:p text:style-name="P3">Sending 333 elements to worker 2</text:p>
        <text:p text:style-name="P3">Sending done. Now receiving...</text:p>
        <text:p text:style-name="P3">Sum received =&gt; sum: 333</text:p>
        <text:p text:style-name="P3">Sum received =&gt; sum: 333</text:p>
        <text:p text:style-name="P3">The total sum is: 666</text:p>
        <text:p text:style-name="P3">-------------------------------------</text:p>
        <text:p text:style-name="P3">Array size is 666. Using 4 processes</text:p>
        <text:p text:style-name="P3">-------------------------------------</text:p>
        <text:p text:style-name="P3">Creating Array with size 666</text:p>
        <text:p text:style-name="P3">Will send this array to 3 processes</text:p>
        <text:p text:style-name="P3">Sending 222 elements to worker 1</text:p>
        <text:p text:style-name="P3">Sending 222 elements to worker 2</text:p>
        <text:p text:style-name="P3">Sending 222 elements to worker 3</text:p>
        <text:p text:style-name="P3">Sending done. Now receiving...</text:p>
        <text:p text:style-name="P3">Sum received =&gt; sum: 222</text:p>
        <text:p text:style-name="P3">Sum received =&gt; sum: 222</text:p>
        <text:p text:style-name="P3">Sum received =&gt; sum: 222</text:p>
        <text:p text:style-name="P3">The total sum is: 666</text:p>
        <text:p text:style-name="P3">-------------------------------------</text:p>
        <text:p text:style-name="P3">Array size is 666. Using 5 processes</text:p>
        <text:p text:style-name="P3">-------------------------------------</text:p>
        <text:p text:style-name="P3">Creating Array with size 666</text:p>
        <text:p text:style-name="P3">Will send this array to 4 processes</text:p>
        <text:p text:style-name="P3">Sending 167 elements to worker 1</text:p>
        <text:p text:style-name="P3">Sending 167 elements to worker 2</text:p>
        <text:p text:style-name="P3">Sending 166 elements to worker 3</text:p>
        <text:p text:style-name="P3">Sending 166 elements to worker 4</text:p>
        <text:p text:style-name="P3">Sending done. Now receiving...</text:p>
        <text:p text:style-name="P3">Sum received =&gt; sum: 167</text:p>
        <text:p text:style-name="P3">Sum received =&gt; sum: 167</text:p>
        <text:p text:style-name="P3">Sum received =&gt; sum: 166</text:p>
        <text:p text:style-name="P3">Sum received =&gt; sum: 166</text:p>
        <text:p text:style-name="P3">The total sum is: 666</text:p>
        <text:p text:style-name="P3">-------------------------------------</text:p>
        <text:p text:style-name="P3">Array size is 666. Using 6 processes</text:p>
        <text:p text:style-name="P3">-------------------------------------</text:p>
        <text:p text:style-name="P3">Creating Array with size 666</text:p>
        <text:p text:style-name="P3">Will send this array to 5 processes</text:p>
        <text:p text:style-name="P3">Sending 134 elements to worker 1</text:p>
        <text:p text:style-name="P3">Sending 133 elements to worker 2</text:p>
        <text:p text:style-name="P3">Sending 133 elements to worker 3</text:p>
        <text:p text:style-name="P3">Sending 133 elements to worker 4</text:p>
        <text:p text:style-name="P3">Sending 133 elements to worker 5</text:p>
        <text:p text:style-name="P3">Sending done. Now receiving...</text:p>
        <text:p text:style-name="P3">Sum received =&gt; sum: 134</text:p>
        <text:p text:style-name="P3">Sum received =&gt; sum: 133</text:p>
        <text:p text:style-name="P3">Sum received =&gt; sum: 133</text:p>
        <text:p text:style-name="P3">Sum received =&gt; sum: 133</text:p>
        <text:p text:style-name="P3">Sum received =&gt; sum: 133</text:p>
        <text:p text:style-name="P3">The total sum is: 666</text:p>
        <text:p text:style-name="P3">-------------------------------------</text:p>
        <text:p text:style-name="P3">Array size is 666. Using 7 processes</text:p>
        <text:p text:style-name="P3">-------------------------------------</text:p>
        <text:p text:style-name="P3">Creating Array with size 666</text:p>
        <text:p text:style-name="P3">Will send this array to 6 processes</text:p>
        <text:p text:style-name="P3">Sending 111 elements to worker 1</text:p>
        <text:p text:style-name="P3">Sending 111 elements to worker 2</text:p>
        <text:p text:style-name="P3">Sending 111 elements to worker 3</text:p>
        <text:p text:style-name="P3">Sending 111 elements to worker 4</text:p>
        <text:p text:style-name="P3">Sending 111 elements to worker 5</text:p>
        <text:p text:style-name="P3">Sending 111 elements to worker 6</text:p>
        <text:p text:style-name="P3">Sending done. Now receiving...</text:p>
        <text:p text:style-name="P3">Sum received =&gt; sum: 111</text:p>
        <text:p text:style-name="P3">Sum received =&gt; sum: 111</text:p>
        <text:p text:style-name="P3">Sum received =&gt; sum: 111</text:p>
        <text:p text:style-name="P3">Sum received =&gt; sum: 111</text:p>
        <text:p text:style-name="P3">Sum received =&gt; sum: 111</text:p>
        <text:p text:style-name="P3">Sum received =&gt; sum: 111</text:p>
        <text:p text:style-name="P3">The total sum is: 666</text:p>
        <text:p text:style-name="P3">-------------------------------------</text:p>
        <text:p text:style-name="P3">Array size is 666. Using 8 processes</text:p>
        <text:p text:style-name="P3">-------------------------------------</text:p>
        <text:p text:style-name="P3">Creating Array with size 666</text:p>
        <text:p text:style-name="P3"><text:soft-page-break/>Will send this array to 7 processes</text:p>
        <text:p text:style-name="P3">Sending 96 elements to worker 1</text:p>
        <text:p text:style-name="P3">Sending 95 elements to worker 2</text:p>
        <text:p text:style-name="P3">Sending 95 elements to worker 3</text:p>
        <text:p text:style-name="P3">Sending 95 elements to worker 4</text:p>
        <text:p text:style-name="P3">Sending 95 elements to worker 5</text:p>
        <text:p text:style-name="P3">Sending 95 elements to worker 6</text:p>
        <text:p text:style-name="P3">Sending 95 elements to worker 7</text:p>
        <text:p text:style-name="P3">Sending done. Now receiving...</text:p>
        <text:p text:style-name="P3">Sum received =&gt; sum: 96</text:p>
        <text:p text:style-name="P3">Sum received =&gt; sum: 95</text:p>
        <text:p text:style-name="P3">Sum received =&gt; sum: 95</text:p>
        <text:p text:style-name="P3">Sum received =&gt; sum: 95</text:p>
        <text:p text:style-name="P3">Sum received =&gt; sum: 95</text:p>
        <text:p text:style-name="P3">Sum received =&gt; sum: 95</text:p>
        <text:p text:style-name="P3">Sum received =&gt; sum: 95</text:p>
        <text:p text:style-name="P3">The total sum is: 666</text:p>
        <text:p text:style-name="P3">++++++++++++++++++++++++</text:p>
        <text:p text:style-name="P3"/>
        <text:p text:style-name="P3">++++++++++++++++++++++++</text:p>
        <text:p text:style-name="P3">-------------------------------------</text:p>
        <text:p text:style-name="P3">Array size is 10000. Using 1 processes</text:p>
        <text:p text:style-name="P3">-------------------------------------</text:p>
        <text:p text:style-name="P3">main: main.c:25: main: Assertion `numprocs &gt; 1' failed.</text:p>
        <text:p text:style-name="P3">[tywyn:17536] *** Process received signal ***</text:p>
        <text:p text:style-name="P3">[tywyn:17536] Signal: Aborted (6)</text:p>
        <text:p text:style-name="P3">[tywyn:17536] Signal code: <text:s/>(-6)</text:p>
        <text:p text:style-name="P3">[tywyn:17536] [ 0] /lib/libpthread.so.0(+0xeff0) [0x7f0998173ff0]</text:p>
        <text:p text:style-name="P3">[tywyn:17536] [ 1] /lib/libc.so.6(gsignal+0x35) [0x7f0997e351b5]</text:p>
        <text:p text:style-name="P3">[tywyn:17536] [ 2] /lib/libc.so.6(abort+0x180) [0x7f0997e37fc0]</text:p>
        <text:p text:style-name="P3">[tywyn:17536] [ 3] /lib/libc.so.6(__assert_fail+0xf1) [0x7f0997e2e301]</text:p>
        <text:p text:style-name="P3">[tywyn:17536] [ 4] main(main+0x7d) [0x400c41]</text:p>
        <text:p text:style-name="P3">[tywyn:17536] [ 5] /lib/libc.so.6(__libc_start_main+0xfd) [0x7f0997e21c8d]</text:p>
        <text:p text:style-name="P3">[tywyn:17536] [ 6] main() [0x400b09]</text:p>
        <text:p text:style-name="P3">[tywyn:17536] *** End of error message ***</text:p>
        <text:p text:style-name="P3">--------------------------------------------------------------------------</text:p>
        <text:p text:style-name="P3">mpirun noticed that process rank 0 with PID 17536 on node tywyn exited on signal 6 (Aborted).</text:p>
        <text:p text:style-name="P3">--------------------------------------------------------------------------</text:p>
        <text:p text:style-name="P3">-------------------------------------</text:p>
        <text:p text:style-name="P3">Array size is 10000. Using 2 processes</text:p>
        <text:p text:style-name="P3">-------------------------------------</text:p>
        <text:p text:style-name="P3">Creating Array with size 10000</text:p>
        <text:p text:style-name="P3">Will send this array to 1 processes</text:p>
        <text:p text:style-name="P3">Sending 10000 elements to worker 1</text:p>
        <text:p text:style-name="P3">Sending done. Now receiving...</text:p>
        <text:p text:style-name="P3">Sum received =&gt; sum: 10000</text:p>
        <text:p text:style-name="P3">The total sum is: 10000</text:p>
        <text:p text:style-name="P3">-------------------------------------</text:p>
        <text:p text:style-name="P3">Array size is 10000. Using 3 processes</text:p>
        <text:p text:style-name="P3">-------------------------------------</text:p>
        <text:p text:style-name="P3">Creating Array with size 10000</text:p>
        <text:p text:style-name="P3">Will send this array to 2 processes</text:p>
        <text:p text:style-name="P3">Sending 5000 elements to worker 1</text:p>
        <text:p text:style-name="P3">Sending 5000 elements to worker 2</text:p>
        <text:p text:style-name="P3">Sending done. Now receiving...</text:p>
        <text:p text:style-name="P3">Sum received =&gt; sum: 5000</text:p>
        <text:p text:style-name="P3">Sum received =&gt; sum: 5000</text:p>
        <text:p text:style-name="P3">The total sum is: 10000</text:p>
        <text:p text:style-name="P3">-------------------------------------</text:p>
        <text:p text:style-name="P3">Array size is 10000. Using 4 processes</text:p>
        <text:p text:style-name="P3">-------------------------------------</text:p>
        <text:p text:style-name="P3">Creating Array with size 10000</text:p>
        <text:p text:style-name="P3">Will send this array to 3 processes</text:p>
        <text:p text:style-name="P3">Sending 3334 elements to worker 1</text:p>
        <text:p text:style-name="P3">Sending 3333 elements to worker 2</text:p>
        <text:p text:style-name="P3">Sending 3333 elements to worker 3</text:p>
        <text:p text:style-name="P3">Sending done. Now receiving...</text:p>
        <text:p text:style-name="P3">Sum received =&gt; sum: 3334</text:p>
        <text:p text:style-name="P3">Sum received =&gt; sum: 3333</text:p>
        <text:p text:style-name="P3">Sum received =&gt; sum: 3333</text:p>
        <text:p text:style-name="P3">The total sum is: 10000</text:p>
        <text:p text:style-name="P3">-------------------------------------</text:p>
        <text:p text:style-name="P3">Array size is 10000. Using 5 processes</text:p>
        <text:p text:style-name="P3">-------------------------------------</text:p>
        <text:p text:style-name="P3">Creating Array with size 10000</text:p>
        <text:p text:style-name="P3">Will send this array to 4 processes</text:p>
        <text:p text:style-name="P3">Sending 2500 elements to worker 1</text:p>
        <text:p text:style-name="P3">Sending 2500 elements to worker 2</text:p>
        <text:p text:style-name="P3">Sending 2500 elements to worker 3</text:p>
        <text:p text:style-name="P3">Sending 2500 elements to worker 4</text:p>
        <text:p text:style-name="P3">Sending done. Now receiving...</text:p>
        <text:p text:style-name="P3">Sum received =&gt; sum: 2500</text:p>
        <text:p text:style-name="P3">Sum received =&gt; sum: 2500</text:p>
        <text:p text:style-name="P3">Sum received =&gt; sum: 2500</text:p>
        <text:p text:style-name="P3">Sum received =&gt; sum: 2500</text:p>
        <text:p text:style-name="P3">The total sum is: 10000</text:p>
        <text:p text:style-name="P3">-------------------------------------</text:p>
        <text:p text:style-name="P3">Array size is 10000. Using 6 processes</text:p>
        <text:p text:style-name="P3">-------------------------------------</text:p>
        <text:p text:style-name="P3">Creating Array with size 10000</text:p>
        <text:p text:style-name="P3">Will send this array to 5 processes</text:p>
        <text:p text:style-name="P3">Sending 2000 elements to worker 1</text:p>
        <text:p text:style-name="P3">Sending 2000 elements to worker 2</text:p>
        <text:p text:style-name="P3">Sending 2000 elements to worker 3</text:p>
        <text:p text:style-name="P3">Sending 2000 elements to worker 4</text:p>
        <text:p text:style-name="P3">Sending 2000 elements to worker 5</text:p>
        <text:p text:style-name="P3">Sending done. Now receiving...</text:p>
        <text:p text:style-name="P3">Sum received =&gt; sum: 2000</text:p>
        <text:p text:style-name="P3">Sum received =&gt; sum: 2000</text:p>
        <text:p text:style-name="P3">Sum received =&gt; sum: 2000</text:p>
        <text:p text:style-name="P3">Sum received =&gt; sum: 2000</text:p>
        <text:p text:style-name="P3">Sum received =&gt; sum: 2000</text:p>
        <text:p text:style-name="P3">The total sum is: 10000</text:p>
        <text:p text:style-name="P3">-------------------------------------</text:p>
        <text:p text:style-name="P3">Array size is 10000. Using 7 processes</text:p>
        <text:p text:style-name="P3">-------------------------------------</text:p>
        <text:p text:style-name="P3">Creating Array with size 10000</text:p>
        <text:p text:style-name="P3">Will send this array to 6 processes</text:p>
        <text:p text:style-name="P3">Sending 1667 elements to worker 1</text:p>
        <text:p text:style-name="P3">Sending 1667 elements to worker 2</text:p>
        <text:p text:style-name="P3">Sending 1667 elements to worker 3</text:p>
        <text:p text:style-name="P3">Sending 1667 elements to worker 4</text:p>
        <text:p text:style-name="P3">Sending 1666 elements to worker 5</text:p>
        <text:p text:style-name="P3">Sending 1666 elements to worker 6</text:p>
        <text:p text:style-name="P3">Sending done. Now receiving...</text:p>
        <text:p text:style-name="P3">Sum received =&gt; sum: 1667</text:p>
        <text:p text:style-name="P3">Sum received =&gt; sum: 1667</text:p>
        <text:p text:style-name="P3">Sum received =&gt; sum: 1667</text:p>
        <text:p text:style-name="P3">Sum received =&gt; sum: 1667</text:p>
        <text:p text:style-name="P3">Sum received =&gt; sum: 1666</text:p>
        <text:p text:style-name="P3">Sum received =&gt; sum: 1666</text:p>
        <text:p text:style-name="P3">The total sum is: 10000</text:p>
        <text:p text:style-name="P3"><text:soft-page-break/>-------------------------------------</text:p>
        <text:p text:style-name="P3">Array size is 10000. Using 8 processes</text:p>
        <text:p text:style-name="P3">-------------------------------------</text:p>
        <text:p text:style-name="P3">Creating Array with size 10000</text:p>
        <text:p text:style-name="P3">Will send this array to 7 processes</text:p>
        <text:p text:style-name="P3">Sending 1429 elements to worker 1</text:p>
        <text:p text:style-name="P3">Sending 1429 elements to worker 2</text:p>
        <text:p text:style-name="P3">Sending 1429 elements to worker 3</text:p>
        <text:p text:style-name="P3">Sending 1429 elements to worker 4</text:p>
        <text:p text:style-name="P3">Sending 1428 elements to worker 5</text:p>
        <text:p text:style-name="P3">Sending 1428 elements to worker 6</text:p>
        <text:p text:style-name="P3">Sending 1428 elements to worker 7</text:p>
        <text:p text:style-name="P3">Sending done. Now receiving...</text:p>
        <text:p text:style-name="P3">Sum received =&gt; sum: 1429</text:p>
        <text:p text:style-name="P3">Sum received =&gt; sum: 1429</text:p>
        <text:p text:style-name="P3">Sum received =&gt; sum: 1429</text:p>
        <text:p text:style-name="P3">Sum received =&gt; sum: 1429</text:p>
        <text:p text:style-name="P3">Sum received =&gt; sum: 1428</text:p>
        <text:p text:style-name="P3">Sum received =&gt; sum: 1428</text:p>
        <text:p text:style-name="P3">Sum received =&gt; sum: 1428</text:p>
        <text:p text:style-name="P3">The total sum is: 10000</text:p>
        <text:p text:style-name="P3">++++++++++++++++++++++++</text:p>
        <text:p text:style-name="P3"/>
        <text:p text:style-name="P3"/>
        <text:p text:style-name="P3"/>
        <text:p text:style-name="P3"/>
      </text:section>
      <text:p text:style-name="P3"/>
      <text:p text:style-name="P3"/>
      <text:p text:style-name="P3"/>
      <text:p text:style-name="P3"/>
      <text:p text:style-name="P3"/>
      <text:p text:style-name="P6">Aufgabe 1.3)</text:p>
      <text:p text:style-name="P6"/>
      <text:p text:style-name="P4">Dense Linear Algebra, da wir auf einem Vector (Array) arbeiten und eine algebraische Operation ausführen.</text:p>
      <text:p text:style-name="P4"/>
      <text:p text:style-name="P4"/>
      <text:p text:style-name="P6">Aufgabe 1.4)</text:p>
      <text:p text:style-name="P4"/>
      <text:p text:style-name="P4">a): Das Programm ist unter Multiple Instruction Multiple Data (MIMD) einzuordnen. Es gibt multiple Instruktionen, weil der Master und die Worker unterschiedlichen Programmcode ausführen. Mehrere Daten gib es, weil alle Worker auf verschiedenen Datenteilen arbeiten.</text:p>
      <text:p text:style-name="P4"/>
      <text:p text:style-name="P4"/>
      <text:p text:style-name="P4">b): Eine andere Möglichkeit wäre, per Schleife über das Array zu iterieren und die Summe in einer Variable zu speichern. Das würde SISD entsprechen, da es nur einen Instruktionsstrom und einen Datenstrom 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6T13:45:16</meta:creation-date>
    <dc:date>2012-04-26T13:59:43</dc:date>
    <meta:editing-duration>PT14M27S</meta:editing-duration>
    <meta:editing-cycles>7</meta:editing-cycles>
    <meta:generator>LibreOffice/3.4$Unix LibreOffice_project/340m1$Build-602</meta:generator>
    <meta:document-statistic meta:table-count="0" meta:image-count="0" meta:object-count="0" meta:page-count="9" meta:paragraph-count="856" meta:word-count="4216" meta:character-count="28134" meta:non-whitespace-character-count="24622"/>
  </office:meta>
</office:document-meta>
</file>